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RemoteCacheService.update( ICacheElement item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remove( String cacheName , Serializable key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removeAll( String cacheName , lo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ombieRemoteCacheService.getGroupKeys( String cacheName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